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1/content.xml"/>
  <manifest:file-entry manifest:media-type="text/xml" manifest:full-path="Object 1/styles.xml"/>
  <manifest:file-entry manifest:media-type="text/xml" manifest:full-path="styles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64.007999999999996pt"/>
    </style:style>
    <style:style style:name="ro1" style:family="table-row">
      <style:table-row-properties style:row-height="12.815999999999999pt"/>
    </style:style>
    <style:style style:name="ce1" style:data-style-name="N1" style:family="table-cell" style:parent-style-name="custom-style6">
      <style:text-properties fo:font-family="'Liberation Sans'"/>
    </style:style>
    <style:style style:name="gr1" style:family="graphic">
      <style:graphic-properties draw:fill="solid" draw:fill-color="#ffffff" draw:stroke="solid" draw:stroke-linejoin="miter" fo:margin="0.000000000000000pt" style:wrap="biggest" style:wrap-contour="false" style:wrap-dynamic-threshold="0.000000000000000pt" svg:stroke-color="#000000" svg:stroke-linecap="square" svg:stroke-opacity="1" svg:stroke-width="0.000000000000000pt"/>
    </style:style>
    <number:date-style style:name="N1">
      <number:day number:style="long"/>
      <number:text>/</number:text>
      <number:month number:style="short" number:textual="true"/>
      <number:text>/</number:text>
      <number:year number:style="long"/>
    </number:date-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/>
        <table:table-column table:number-columns-repeated="9"/>
        <table:table-row table:style-name="ro1">
          <table:table-cell office:value-type="string" office:string-value="">
            <text:p/>
          </table:table-cell>
          <table:table-cell office:value-type="date" office:date-value="2021-05-06" table:style-name="ce1">
            <text:p>06/5/2021</text:p>
          </table:table-cell>
        </table:table-row>
        <table:table-row table:style-name="ro1">
          <table:table-cell office:value-type="string" office:string-value="anime.kczi">
            <text:p>anime.kczi</text:p>
          </table:table-cell>
          <table:table-cell office:value-type="float" office:value="27000026">
            <text:p>27000026</text:p>
          </table:table-cell>
        </table:table-row>
        <table:table-row table:style-name="ro1">
          <table:table-cell office:value-type="string" office:string-value="alpha.kczi">
            <text:p>alpha.kczi</text:p>
          </table:table-cell>
          <table:table-cell office:value-type="float" office:value="4800026">
            <text:p>4800026</text:p>
          </table:table-cell>
        </table:table-row>
        <table:table-row table:style-name="ro1">
          <table:table-cell office:value-type="string" office:string-value="photo.kczi">
            <text:p>photo.kczi</text:p>
          </table:table-cell>
          <table:table-cell office:value-type="float" office:value="48552986">
            <text:p>48552986</text:p>
          </table:table-cell>
        </table:table-row>
        <table:table-row>
          <table:table-cell/>
        </table:table-row>
        <table:table-row>
          <table:table-cell office:value-type="string" office:string-value="">
            <text:p/>
            <draw:frame draw:style-name="gr1" xml:id="shape-1" draw:id="shape-1" svg:width="684.50000000000pt" svg:height="423.50000000001pt" svg:x="6.00000000000pt" svg:y="2.98599999999pt" table:end-cell-address=".K36" table:end-x="4.484pt" table:end-y="8.486pt">
              <draw:object xlink:href="./Object 1" xlink:type="simple" xlink:show="embed" xlink:actuate="onLoad"/>
            </draw:frame>
          </table:table-cell>
        </table:table-row>
        <table:table-row table:number-rows-repeated="3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style style:name="custom-style1" style:display-name="Accent" style:family="table-cell">
      <style:text-properties fo:color="#000000" fo:font-size="10.000000000000000pt" fo:font-weight="bold"/>
    </style:style>
    <style:style style:name="custom-style2" style:display-name="Accent 1" style:family="table-cell" style:parent-style-name="custom-style1">
      <style:table-cell-properties fo:background-color="#000000"/>
      <style:text-properties fo:color="#ffffff" fo:font-size="10.000000000000000pt"/>
    </style:style>
    <style:style style:name="custom-style3" style:display-name="Accent 2" style:family="table-cell" style:parent-style-name="custom-style1">
      <style:table-cell-properties fo:background-color="#808080"/>
      <style:text-properties fo:color="#ffffff" fo:font-size="10.000000000000000pt"/>
    </style:style>
    <style:style style:name="custom-style4" style:display-name="Accent 3" style:family="table-cell" style:parent-style-name="custom-style1">
      <style:table-cell-properties fo:background-color="#dddddd"/>
    </style:style>
    <style:style style:name="custom-style5" style:display-name="Bad" style:family="table-cell">
      <style:table-cell-properties fo:background-color="#ffcccc"/>
      <style:text-properties fo:color="#cc0000" fo:font-size="10.000000000000000pt"/>
    </style:style>
    <style:style style:name="custom-style6" style:display-name="Default1" style:family="table-cell"/>
    <style:style style:name="custom-style7" style:display-name="Error" style:family="table-cell">
      <style:table-cell-properties fo:background-color="#cc0000"/>
      <style:text-properties fo:color="#ffffff" fo:font-size="10.000000000000000pt" fo:font-weight="bold"/>
    </style:style>
    <style:style style:name="custom-style8" style:display-name="Footnote" style:family="table-cell">
      <style:text-properties fo:color="#808080" fo:font-size="10.000000000000000pt" fo:font-style="italic"/>
    </style:style>
    <style:style style:name="custom-style9" style:display-name="Good" style:family="table-cell">
      <style:table-cell-properties fo:background-color="#ccffcc"/>
      <style:text-properties fo:color="#006600" fo:font-size="10.000000000000000pt"/>
    </style:style>
    <style:style style:name="custom-style10" style:display-name="Heading" style:family="table-cell" style:parent-style-name="custom-style6">
      <style:text-properties fo:color="#000000" fo:font-size="24.000000000000000pt" fo:font-weight="bold"/>
    </style:style>
    <style:style style:name="custom-style11" style:display-name="Heading 1" style:family="table-cell" style:parent-style-name="custom-style10">
      <style:text-properties fo:color="#000000" fo:font-size="18.000000000000000pt"/>
    </style:style>
    <style:style style:name="custom-style12" style:display-name="Heading 2" style:family="table-cell" style:parent-style-name="custom-style10">
      <style:text-properties fo:color="#000000" fo:font-size="12.000000000000000pt"/>
    </style:style>
    <style:style style:name="custom-style13" style:display-name="Hyperlink" style:family="table-cell">
      <style:text-properties fo:color="#0000ee" fo:font-size="10.000000000000000pt" style:text-underline-color="font-color" style:text-underline-style="solid" style:text-underline-width="auto"/>
    </style:style>
    <style:style style:name="custom-style14" style:display-name="Neutral" style:family="table-cell">
      <style:table-cell-properties fo:background-color="#ffffcc"/>
      <style:text-properties fo:color="#996600" fo:font-size="10.000000000000000pt"/>
    </style:style>
    <style:style style:name="custom-style15" style:display-name="Note" style:family="table-cell">
      <style:table-cell-properties fo:background-color="#ffffcc" fo:border="1pt solid #808080"/>
      <style:text-properties fo:color="#333333" fo:font-size="10.000000000000000pt"/>
    </style:style>
    <style:style style:name="custom-style16" style:display-name="Result" style:family="table-cell" style:parent-style-name="custom-style6">
      <style:text-properties fo:color="#000000" fo:font-size="10.000000000000000pt" fo:font-style="italic" fo:font-weight="bold" style:text-underline-color="font-color" style:text-underline-style="solid" style:text-underline-width="auto"/>
    </style:style>
    <style:style style:name="custom-style17" style:display-name="Status" style:family="table-cell" style:parent-style-name="custom-style6"/>
    <style:style style:name="custom-style18" style:display-name="Text" style:family="table-cell" style:parent-style-name="custom-style6"/>
    <style:style style:name="custom-style19" style:display-name="Warning" style:family="table-cell" style:parent-style-name="custom-style17">
      <style:text-properties fo:color="#cc0000" fo:font-size="10.000000000000000pt"/>
    </style: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7</meta:editing-cycles>
    <dc:date>2021-06-05T01:32:28</dc:date>
    <meta:creation-date>2017-10-20T23:41:04.964000000</meta:creation-date>
    <dc:creator>Franciszek Kucza</dc:creator>
  </office:meta>
</office:document-meta>
</file>

<file path=Object 1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family="paragraph">
      <style:text-properties fo:color="#000000" fo:font-family="Noto Sans" fo:font-size="9.000000000000000pt" fo:font-style="normal" fo:font-weight="normal"/>
    </style:style>
    <style:style style:name="ch7" style:family="chart">
      <style:graphic-properties draw:stroke="solid" draw:stroke-linejoin="bevel" svg:stroke-color="#a0a0a0" svg:stroke-linecap="butt" svg:stroke-opacity="1" svg:stroke-width="1.000000000000000pt"/>
    </style:style>
    <style:style style:name="ch13" style:family="chart">
      <style:graphic-properties draw:fill="none" draw:stroke="none"/>
    </style:style>
    <style:style style:name="ch1" style:family="chart">
      <style:graphic-properties draw:fill="solid" draw:fill-color="#ffffff" draw:stroke="solid" draw:stroke-linejoin="miter" fo:margin="0.000000000000000pt" fo:padding-bottom="5.000000000000000pt" fo:padding-left="5.000000000000000pt" fo:padding-right="5.000000000000000pt" fo:padding-top="5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2" style:family="chart">
      <style:graphic-properties draw:fill="none" draw:stroke="none" fo:clip="rect(-181.150957pt, 1250.500000pt, 564.150957pt, -622.250000pt)" fo:margin="0.000000000000000pt" style:protect="size" style:wrap="biggest" style:wrap-contour="true" style:wrap-contour-mode="full" style:wrap-dynamic-threshold="0.000000000000000pt"/>
      <style:text-properties fo:color="#000000" fo:font-family="Noto Sans" fo:font-size="8.000000000000000pt" fo:font-style="normal" fo:font-weight="normal"/>
    </style:style>
    <style:style style:name="ch3" style:family="chart">
      <style:chart-properties chart:auto-position="true" chart:auto-size="true" chart:series-source="rows" chart:symbol-type="automatic"/>
      <style:graphic-properties draw:fill="none" draw:stroke="none" fo:clip="rect( -6.000000pt,  79.250000pt,  38.698085pt,  -6.000000pt)" fo:margin="0.000000000000000pt" style:wrap="biggest" style:wrap-contour="true" style:wrap-contour-mode="full" style:wrap-dynamic-threshold="0.000000000000000pt"/>
    </style:style>
    <style:style style:name="ch4" style:family="chart">
      <style:chart-properties chart:axis-label-position="near-axis" chart:axis-position="start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5" style:family="chart">
      <style:chart-properties chart:auto-position="false" chart:auto-size="true" style:rotation-angle="360.000000000000000pt"/>
      <style:graphic-properties draw:fill="none" draw:stroke="none"/>
      <style:text-properties fo:color="#000000" fo:font-family="Noto Sans" fo:font-size="9.000000000000000pt" fo:font-style="normal" fo:font-weight="normal"/>
    </style:style>
    <style:style style:name="ch6" style:family="chart">
      <style:chart-properties chart:axis-label-position="near-axis" chart:axis-position="start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8" style:family="chart">
      <style:chart-properties chart:axis-label-position="near-axis" chart:axis-position="end" chart:display-label="true" chart:logarithmic="false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9" style:family="chart">
      <style:chart-properties chart:axis-label-position="near-axis" chart:axis-position="end" chart:display-label="true" chart:gap-width="100" chart:logarithmic="false" chart:overlap="0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Noto Sans" fo:font-size="8.000000000000000pt"/>
    </style:style>
    <style:style style:name="ch10" style:family="chart">
      <style:chart-properties chart:data-label-number="none" chart:data-label-text="false" chart:symbol-type="automatic"/>
      <style:graphic-properties draw:fill="solid" draw:fill-color="#004586" draw:stroke="solid" draw:stroke-linejoin="bevel" svg:stroke-color="#004586" svg:stroke-linecap="square" svg:stroke-opacity="1" svg:stroke-width="1.000000000000000pt"/>
    </style:style>
    <style:style style:name="ch11" style:family="chart">
      <style:chart-properties chart:data-label-number="none" chart:data-label-text="false" chart:symbol-type="automatic"/>
      <style:graphic-properties draw:fill="solid" draw:fill-color="#ff420e" draw:stroke="solid" draw:stroke-linejoin="bevel" svg:stroke-color="#ff420e" svg:stroke-linecap="square" svg:stroke-opacity="1" svg:stroke-width="1.000000000000000pt"/>
    </style:style>
    <style:style style:name="ch12" style:family="chart">
      <style:chart-properties chart:data-label-number="none" chart:data-label-text="false" chart:symbol-type="automatic"/>
      <style:graphic-properties draw:fill="solid" draw:fill-color="#ffd320" draw:stroke="solid" draw:stroke-linejoin="bevel" svg:stroke-color="#ffd320" svg:stroke-linecap="square" svg:stroke-opacity="1" svg:stroke-width="1.000000000000000pt"/>
    </style:style>
  </office:automatic-styles>
  <office:body>
    <office:chart>
      <chart:chart svg:width="684.50000000000pt" svg:height="423.50000000001pt" chart:style-name="ch1" chart:class="chart:line">
        <chart:legend svg:x="622.25000000000pt" svg:y="181.15095744001pt" chart:legend-position="end" chart:legend-align="center" chart:style-name="ch2" style:legend-expansion="high"/>
        <chart:plot-area chart:style-name="ch3" svg:width="611.25000000000pt" svg:height="390.80191488001pt" svg:x="6.00000000000pt" svg:y="6.00000000000pt" table:cell-range-address="$Sheet1.$A$2:$B$4" chart:data-source-has-labels="column">
          <chart:axis chart:style-name="ch4" chart:dimension="x" chart:name="primary-x">
            <chart:title svg:x="294.17968750000pt" svg:y="401.80191488001pt" svg:width="34.89062500000pt" svg:height="15.69808512000pt" chart:style-name="ch5">
              <text:p>Size in B</text:p>
              <calligra:text>
                <text:p text:style-name="P1">Size in B</text:p>
              </calligra:text>
            </chart:title>
          </chart:axis>
          <chart:axis chart:style-name="ch6" chart:dimension="y" chart:name="primary-y">
            <chart:grid chart:class="major" chart:style-name="ch7"/>
          </chart:axis>
          <chart:axis chart:style-name="ch8" chart:dimension="x" chart:name="secondary-x"/>
          <chart:axis chart:style-name="ch9" chart:dimension="y" chart:name="secondary-y"/>
          <chart:series chart:style-name="ch10" chart:values-cell-range-address="$Sheet1.$B$2" chart:label-cell-address="$Sheet1.$A$2" chart:class="chart:line" chart:attached-axis="primary-y"/>
          <chart:series chart:style-name="ch11" chart:values-cell-range-address="$Sheet1.$B$3" chart:label-cell-address="$Sheet1.$A$3" chart:class="chart:line" chart:attached-axis="primary-y"/>
          <chart:series chart:style-name="ch12" chart:values-cell-range-address="$Sheet1.$B$4" chart:label-cell-address="$Sheet1.$A$4" chart:class="chart:line" chart:attached-axis="primary-y"/>
          <chart:wall chart:style-name="ch13"/>
        </chart:plot-area>
        <table:table table:name="local-data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